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Calculato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Calculator.addValue( Number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tCalculator.getStandardDev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Calculator.getMedi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Calculator.getPercentPoint( float perc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Calculator.getDistribu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atCalculator.getM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Calculator.addValue( in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Calculator.addBytes( lo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Calculator.addAll( StatCalculator cal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Calculator.getTotal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Calculator.addValue( lo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Calculato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tCalculator.getPercentPoint( double perc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Calculator.addValue( double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Calculator.getM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Calculator.addSortedValue( Number v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Calculator.addValue( floa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Calculator.getMa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